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462" officeooo:paragraph-rsid="00169462"/>
    </style:style>
    <style:style style:name="P2" style:family="paragraph" style:parent-style-name="Standard">
      <style:text-properties fo:color="#800000" officeooo:rsid="00169462" officeooo:paragraph-rsid="00169462" fo:background-color="#ffff00"/>
    </style:style>
    <style:style style:name="P3" style:family="paragraph" style:parent-style-name="Standard">
      <style:text-properties officeooo:paragraph-rsid="00169462"/>
    </style:style>
    <style:style style:name="P4" style:family="paragraph" style:parent-style-name="Standard">
      <style:text-properties officeooo:rsid="0017a940" officeooo:paragraph-rsid="0017a940"/>
    </style:style>
    <style:style style:name="P5" style:family="paragraph" style:parent-style-name="Standard">
      <style:text-properties officeooo:rsid="0017f0c5" officeooo:paragraph-rsid="0017f0c5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7f0c5" officeooo:paragraph-rsid="0017f0c5" style:font-weight-asian="bold" style:font-weight-complex="bold"/>
    </style:style>
    <style:style style:name="P8" style:family="paragraph" style:parent-style-name="Standard">
      <style:text-properties fo:font-weight="bold" officeooo:rsid="0019a96e" officeooo:paragraph-rsid="0019a96e" style:font-weight-asian="bold" style:font-weight-complex="bold"/>
    </style:style>
    <style:style style:name="P9" style:family="paragraph" style:parent-style-name="Standard">
      <style:text-properties fo:font-weight="bold" officeooo:rsid="0019fbe4" officeooo:paragraph-rsid="0019fbe4" style:font-weight-asian="bold" style:font-weight-complex="bold"/>
    </style:style>
    <style:style style:name="P10" style:family="paragraph" style:parent-style-name="Standard">
      <style:text-properties fo:font-weight="bold" officeooo:rsid="001cf303" officeooo:paragraph-rsid="001cf303" style:font-weight-asian="bold" style:font-weight-complex="bold"/>
    </style:style>
    <style:style style:name="P11" style:family="paragraph" style:parent-style-name="Standard">
      <style:text-properties fo:font-weight="normal" officeooo:rsid="0017f0c5" officeooo:paragraph-rsid="0017f0c5" style:font-weight-asian="normal" style:font-weight-complex="normal"/>
    </style:style>
    <style:style style:name="P12" style:family="paragraph" style:parent-style-name="Standard">
      <style:text-properties fo:font-weight="normal" officeooo:rsid="0019a96e" officeooo:paragraph-rsid="0019a96e" style:font-weight-asian="normal" style:font-weight-complex="normal"/>
    </style:style>
    <style:style style:name="P13" style:family="paragraph" style:parent-style-name="Standard">
      <style:text-properties fo:font-weight="normal" officeooo:rsid="0019fbe4" officeooo:paragraph-rsid="0019fbe4" style:font-weight-asian="normal" style:font-weight-complex="normal"/>
    </style:style>
    <style:style style:name="P14" style:family="paragraph" style:parent-style-name="Standard">
      <style:text-properties fo:font-weight="normal" officeooo:rsid="001b07df" officeooo:paragraph-rsid="001b07df" style:font-weight-asian="normal" style:font-weight-complex="normal"/>
    </style:style>
    <style:style style:name="P15" style:family="paragraph" style:parent-style-name="Standard">
      <style:text-properties fo:font-weight="normal" officeooo:rsid="001cf303" officeooo:paragraph-rsid="001cf303" style:font-weight-asian="normal" style:font-weight-complex="normal"/>
    </style:style>
    <style:style style:name="P16" style:family="paragraph" style:parent-style-name="Standard">
      <style:text-properties fo:font-weight="normal" officeooo:paragraph-rsid="001b07df" style:font-weight-asian="normal" style:font-weight-complex="normal"/>
    </style:style>
    <style:style style:name="P17" style:family="paragraph" style:parent-style-name="Standard">
      <style:text-properties officeooo:rsid="0019fbe4" officeooo:paragraph-rsid="0019fbe4"/>
    </style:style>
    <style:style style:name="P18" style:family="paragraph" style:parent-style-name="Standard">
      <style:text-properties officeooo:paragraph-rsid="001b07df"/>
    </style:style>
    <style:style style:name="T1" style:family="text">
      <style:text-properties officeooo:rsid="00169462"/>
    </style:style>
    <style:style style:name="T2" style:family="text">
      <style:text-properties fo:font-variant="normal" fo:text-transform="none" fo:color="#252525" style:font-name="sans-serif" fo:font-size="10.5pt" fo:letter-spacing="normal" fo:font-style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252525" style:font-name="sans-serif" fo:font-size="10.5pt" fo:letter-spacing="normal" fo:font-style="normal" officeooo:rsid="001b07df"/>
    </style:style>
    <style:style style:name="T7" style:family="text">
      <style:text-properties fo:font-variant="normal" fo:text-transform="none" fo:color="#252525" fo:letter-spacing="normal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1b07df" style:font-weight-asian="bold" style:font-weight-complex="bold"/>
    </style:style>
    <style:style style:name="T11" style:family="text">
      <style:text-properties fo:font-weight="bold" officeooo:rsid="001cf303" style:font-weight-asian="bold" style:font-weight-complex="bold"/>
    </style:style>
    <style:style style:name="T12" style:family="text">
      <style:text-properties officeooo:rsid="0017a940"/>
    </style:style>
    <style:style style:name="T13" style:family="text">
      <style:text-properties officeooo:rsid="001b07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ashy Unix for sy<text:span text:style-name="T12">s</text:span>tem administrators:</text:p>
      <text:p text:style-name="P1"/>
      <text:p text:style-name="P1">Bharat Pitta</text:p>
      <text:p text:style-name="P1"/>
      <text:p text:style-name="P3"><text:span text:style-name="T1">According to Wikipedia a System administrator is “</text:span><text:span text:style-name="T3">A </text:span><text:span text:style-name="T5">system administrator</text:span><text:span text:style-name="T3">, or </text:span><text:span text:style-name="T5">sysadmin</text:span><text:span text:style-name="T3">, is a person who is responsible for the upkeep, configuration, and reliable operation of </text:span><text:a xlink:type="simple" xlink:href="https://en.wikipedia.org/wiki/Computer_systems" text:style-name="Internet_20_link" text:visited-style-name="Visited_20_Internet_20_Link"><text:span text:style-name="T8">computer systems</text:span></text:a><text:span text:style-name="T3">; especially </text:span><text:a xlink:type="simple" xlink:href="https://en.wikipedia.org/wiki/Multi-user" text:style-name="Internet_20_link" text:visited-style-name="Visited_20_Internet_20_Link"><text:span text:style-name="T8">multi-user</text:span></text:a><text:span text:style-name="T7"> </text:span><text:span text:style-name="T3">computers, such as </text:span><text:a xlink:type="simple" xlink:href="https://en.wikipedia.org/wiki/Server_(computing)" text:style-name="Internet_20_link" text:visited-style-name="Visited_20_Internet_20_Link"><text:span text:style-name="T8">servers</text:span></text:a><text:span text:style-name="T3">.”</text:span></text:p>
      <text:p text:style-name="P3"><text:span text:style-name="T3"/></text:p>
      <text:p text:style-name="P3"><text:span text:style-name="T3"/></text:p>
      <text:p text:style-name="P4"><text:span text:style-name="T3">so this book is divided into </text:span></text:p>
      <text:p text:style-name="P4"><text:span text:style-name="T3"/></text:p>
      <text:p text:style-name="P4"><text:span text:style-name="T3">5 parts</text:span></text:p>
      <text:p text:style-name="P4"><text:span text:style-name="T3"/></text:p>
      <text:p text:style-name="P4"><text:span text:style-name="T3">1.Basic commands</text:span></text:p>
      <text:p text:style-name="P4"><text:span text:style-name="T3">2.Analyzing commands</text:span></text:p>
      <text:p text:style-name="P4"><text:span text:style-name="T3">3.automation scripts</text:span></text:p>
      <text:p text:style-name="P4"><text:span text:style-name="T3">4.security and networking</text:span></text:p>
      <text:p text:style-name="P4"><text:span text:style-name="T3">5.monitoring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Part 1: Basic commands</text:span></text:p>
      <text:p text:style-name="P5"><text:span text:style-name="T3"/></text:p>
      <text:p text:style-name="P5"><text:span text:style-name="T3">As a system administrator we will use some basic commands</text:span></text:p>
      <text:p text:style-name="P5"><text:span text:style-name="T3"/></text:p>
      <text:p text:style-name="P5"><text:span text:style-name="T3">The single most used command in a sys admins job is </text:span></text:p>
      <text:p text:style-name="P5"><text:span text:style-name="T3"/></text:p>
      <text:p text:style-name="P7"><text:span text:style-name="T2">ls</text:span></text:p>
      <text:p text:style-name="P7"><text:span text:style-name="T2"/></text:p>
      <text:p text:style-name="P11"><text:span text:style-name="T2"><text:s/>ls is basically displays the list of the directories and files in the current directory.</text:span></text:p>
      <text:p text:style-name="P11"><text:span text:style-name="T2"/></text:p>
      <text:p text:style-name="P12"><text:span text:style-name="T2">bharat@bharat-Latitude-E6410:~$ ls</text:span></text:p>
      <text:p text:style-name="P12"><text:span text:style-name="T2">Calibre Library <text:s/>Downloads <text:s text:c="8"/>Pictures <text:s/>Steam <text:s text:c="5"/>VirtualBox VMs</text:span></text:p>
      <text:p text:style-name="P12"><text:span text:style-name="T2">Desktop <text:s text:c="9"/>examples.desktop <text:s/>Public <text:s text:c="3"/>Templates <text:s/>weblogic</text:span></text:p>
      <text:p text:style-name="P12"><text:span text:style-name="T2">Documents <text:s text:c="7"/>Music <text:s text:c="12"/>RStudio <text:s text:c="2"/>Videos</text:span></text:p>
      <text:p text:style-name="P11"><text:span text:style-name="T2"><text:s/></text:span></text:p>
      <text:p text:style-name="P8"><text:span text:style-name="T2">ls -l</text:span></text:p>
      <text:p text:style-name="P8"><text:span text:style-name="T2"/></text:p>
      <text:p text:style-name="P12"><text:span text:style-name="T2">This command shows a long list with some details like creation date , permissions etc</text:span></text:p>
      <text:p text:style-name="P12"><text:span text:style-name="T2"/></text:p>
      <text:p text:style-name="P12"><text:span text:style-name="T2">bharat@bharat-Latitude-E6410:~$ ls -l</text:span></text:p>
      <text:p text:style-name="P12"><text:span text:style-name="T2">total 64</text:span></text:p>
      <text:p text:style-name="P12"><text:span text:style-name="T2">drwxrwxr-x 3 bharat bharat 4096 Sep 21 21:00 Calibre Library</text:span></text:p>
      <text:p text:style-name="P12"><text:span text:style-name="T2">drwxr-xr-x 2 bharat bharat 4096 Oct <text:s/>5 18:53 Desktop</text:span></text:p>
      <text:p text:style-name="P12"><text:span text:style-name="T2">drwxr-xr-x 2 bharat bharat 4096 Sep <text:s/>5 08:39 Documents</text:span></text:p>
      <text:p text:style-name="P12"><text:span text:style-name="T2">drwxr-xr-x 2 bharat bharat 4096 Oct <text:s/>3 17:21 Downloads</text:span></text:p>
      <text:p text:style-name="P12"><text:span text:style-name="T2">-rw-r--r-- 1 bharat bharat 8980 Sep <text:s/>5 08:31 examples.desktop</text:span></text:p>
      <text:p text:style-name="P12"><text:span text:style-name="T2">drwxr-xr-x 2 bharat bharat 4096 Sep <text:s/>5 08:39 Music</text:span></text:p>
      <text:p text:style-name="P12"><text:span text:style-name="T2">drwxr-xr-x 4 bharat bharat 4096 Sep 24 09:38 Pictures</text:span></text:p>
      <text:p text:style-name="P12"><text:span text:style-name="T2">drwxr-xr-x 2 bharat bharat 4096 Sep <text:s/>5 08:39 Public</text:span></text:p>
      <text:p text:style-name="P12"><text:span text:style-name="T2">drwxrwxr-x 2 bharat bharat 4096 Sep <text:s/>4 22:22 RStudio</text:span></text:p>
      <text:p text:style-name="P12"><text:span text:style-name="T2">drwxrwxr-x 3 bharat bharat 4096 Sep 21 23:00 Steam</text:span></text:p>
      <text:p text:style-name="P12"><text:span text:style-name="T2">drwxr-xr-x 2 bharat bharat 4096 Sep <text:s/>5 08:39 Templates</text:span></text:p>
      <text:p text:style-name="P12"><text:span text:style-name="T2">drwxr-xr-x 2 bharat bharat 4096 Sep 26 11:42 Videos</text:span></text:p>
      <text:p text:style-name="P12"><text:span text:style-name="T2">drwxrwxr-x 2 bharat bharat 4096 Sep 22 00:06 VirtualBox VMs</text:span></text:p>
      <text:p text:style-name="P12"><text:span text:style-name="T2">drwxrwxr-x 3 bharat bharat 4096 Sep 25 20:44 weblogic</text:span></text:p>
      <text:p text:style-name="P7"><text:span text:style-name="T2"/></text:p>
      <text:p text:style-name="P7"><text:soft-page-break/><text:span text:style-name="T2"/></text:p>
      <text:p text:style-name="P8"><text:span text:style-name="T2">ls -a</text:span></text:p>
      <text:p text:style-name="P8"><text:span text:style-name="T2"/></text:p>
      <text:p text:style-name="P12"><text:span text:style-name="T2"><text:s/>This command shows the hidden files in the current directory</text:span></text:p>
      <text:p text:style-name="P12"><text:span text:style-name="T2"/></text:p>
      <text:p text:style-name="P13"><text:span text:style-name="T2">bharat@bharat-Latitude-E6410:~$ ls -a </text:span></text:p>
      <text:p text:style-name="P13"><text:span text:style-name="T2">. <text:s text:c="17"/>.cache <text:s text:c="10"/>.dvdcss <text:s text:c="10"/>.macromedia <text:s/>Public <text:s text:c="5"/>.steampid <text:s text:c="17"/>.xinputrc</text:span></text:p>
      <text:p text:style-name="P13"><text:span text:style-name="T2">.. <text:s text:c="16"/>Calibre Library <text:s/>examples.desktop <text:s/>.mozilla <text:s text:c="4"/>.putty <text:s text:c="5"/>.stellarium <text:s text:c="15"/>.xsession-errors</text:span></text:p>
      <text:p text:style-name="P13"><text:span text:style-name="T2">.adobe <text:s text:c="12"/>.compiz <text:s text:c="9"/>.gconf <text:s text:c="11"/>.mplayer <text:s text:c="4"/>.qmmp <text:s text:c="6"/>.sudo_as_admin_successful <text:s/>.xsession-errors.old</text:span></text:p>
      <text:p text:style-name="P13"><text:span text:style-name="T2">.bash_history <text:s text:c="5"/>.config <text:s text:c="9"/>.gnome <text:s text:c="11"/>Music <text:s text:c="7"/>RStudio <text:s text:c="4"/>Templates</text:span></text:p>
      <text:p text:style-name="P13"><text:span text:style-name="T2">.bash_logout <text:s text:c="6"/>Desktop <text:s text:c="9"/>.gnupg <text:s text:c="11"/>.openshot <text:s text:c="3"/>.Skype <text:s text:c="5"/>Videos</text:span></text:p>
      <text:p text:style-name="P13"><text:span text:style-name="T2">.bash_profile <text:s text:c="5"/>.dmrc <text:s text:c="11"/>.hardinfo <text:s text:c="8"/>Pictures <text:s text:c="4"/>.steam <text:s text:c="5"/>VirtualBox VMs</text:span></text:p>
      <text:p text:style-name="P13"><text:span text:style-name="T2">.bash_profile.swp <text:s/>Documents <text:s text:c="7"/>.ICEauthority <text:s text:c="4"/>.pki <text:s text:c="8"/>Steam <text:s text:c="6"/>weblogic</text:span></text:p>
      <text:p text:style-name="P13"><text:span text:style-name="T2">.bashrc <text:s text:c="11"/>Downloads <text:s text:c="7"/>.local <text:s text:c="11"/>.profile <text:s text:c="4"/>.steampath <text:s/>.Xauthority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>The next basic command we will look into is </text:span></text:p>
      <text:p text:style-name="P17"><text:span text:style-name="T4"/></text:p>
      <text:p text:style-name="P9"><text:span text:style-name="T2">cd</text:span></text:p>
      <text:p text:style-name="P9"><text:span text:style-name="T2"/></text:p>
      <text:p text:style-name="P13"><text:span text:style-name="T2">cd is basically used for changing the directory</text:span></text:p>
      <text:p text:style-name="P13"><text:span text:style-name="T2"/></text:p>
      <text:p text:style-name="P13"><text:span text:style-name="T2">by typing only cd you will be taken to the home directory w</text:span><text:span text:style-name="T6">hich </text:span><text:span text:style-name="T2">ever </text:span><text:span text:style-name="T6">directory</text:span><text:span text:style-name="T2"> you are.</text:span></text:p>
      <text:p text:style-name="P13"><text:span text:style-name="T2"/></text:p>
      <text:p text:style-name="P13"><text:span text:style-name="T2"/></text:p>
      <text:p text:style-name="P6"><text:span text:style-name="T13">c</text:span>d<text:span text:style-name="T13"> Directoryname</text:span></text:p>
      <text:p text:style-name="P6"/>
      <text:p text:style-name="P14">cd the directory name takes you to the directory that is in the current directory.</text:p>
      <text:p text:style-name="P14"/>
      <text:p text:style-name="P18"><text:span text:style-name="T10"><text:s/></text:span><text:span text:style-name="T11">c</text:span><text:span text:style-name="T10">d ..</text:span></text:p>
      <text:p text:style-name="P18"><text:span text:style-name="T10"/></text:p>
      <text:p text:style-name="P15">this command take you to the directory one level up.</text:p>
      <text:p text:style-name="P15"/>
      <text:p text:style-name="P10">pwd</text:p>
      <text:p text:style-name="P10"/>
      <text:p text:style-name="P15">pwd is nothing but print working directory</text:p>
      <text:p text:style-name="P15"/>
      <text:p text:style-name="P15">when you eant to make sure that you are in the directory you can use the below command</text:p>
      <text:p text:style-name="P15"/>
      <text:p text:style-name="P10">mkdir</text:p>
      <text:p text:style-name="P10"/>
      <text:p text:style-name="P15">this command creates a new directory </text:p>
      <text:p text:style-name="P15"/>
      <text:p text:style-name="P15"><text:s/>bharat@bharat-Latitude-E6410:~$ mkdir bharat </text:p>
      <text:p text:style-name="P15">bharat@bharat-Latitude-E6410:~$ ls</text:p>
      <text:p text:style-name="P15">bharat <text:s text:c="10"/>Desktop <text:s text:c="3"/>Downloads <text:s text:c="8"/>Music <text:s text:c="4"/>Public <text:s text:c="2"/>Steam <text:s text:c="5"/>Videos <text:s text:c="9"/>weblogic</text:p>
      <text:p text:style-name="P15">Calibre Library <text:s/>Documents <text:s/>examples.desktop <text:s/>Pictures <text:s/>RStudio <text:s/>Templates <text:s/>VirtualBox </text:p>
      <text:p text:style-name="P15"/>
      <text:p text:style-name="P15"/>
      <text:p text:style-name="P15"/>
      <text:p text:style-name="P15"/>
      <text:p text:style-name="P16"/>
      <text:p text:style-name="P16"><text:soft-page-break/></text:p>
      <text:p text:style-name="P10">rm</text:p>
      <text:p text:style-name="P10"/>
      <text:p text:style-name="P15">rm command removes the file/directory . We have to cautious while removing the files.</text:p>
      <text:p text:style-name="P15"/>
      <text:p text:style-name="P15">Eg:</text:p>
      <text:p text:style-name="P15"/>
      <text:p text:style-name="P15">bharat@bharat-Latitude-E6410:~$ ls</text:p>
      <text:p text:style-name="P15">Calibre Library <text:s/>Documents <text:s/>examples.desktop <text:s/>Pictures <text:s/>RStudio <text:s/>Templates <text:s/>Videos <text:s text:c="9"/>weblogic</text:p>
      <text:p text:style-name="P15">Desktop <text:s text:c="9"/>Downloads <text:s/>Music <text:s text:c="12"/>Public <text:s text:c="3"/>Steam <text:s text:c="3"/>test.txt <text:s text:c="2"/>VirtualBox VMs</text:p>
      <text:p text:style-name="P10">bharat@bharat-Latitude-E6410:~$ rm test.txt </text:p>
      <text:p text:style-name="P15">bharat@bharat-Latitude-E6410:~$ ls</text:p>
      <text:p text:style-name="P15">Calibre Library <text:s/>Documents <text:s/>examples.desktop <text:s/>Pictures <text:s/>RStudio <text:s/>Templates <text:s/>VirtualBox VMs</text:p>
      <text:p text:style-name="P10"><text:span text:style-name="T9">Desktop <text:s text:c="9"/>Downloads <text:s/>Music <text:s text:c="12"/>Public <text:s text:c="3"/>Steam <text:s text:c="3"/>Videos <text:s text:c="4"/>weblog</text:span></text:p>
      <text:p text:style-name="P10"/>
      <text:p text:style-name="P10">rm -i</text:p>
      <text:p text:style-name="P10"/>
      <text:p text:style-name="P15">this command asks for confirmation before removing</text:p>
      <text:p text:style-name="P15"/>
      <text:p text:style-name="P15">bharat@bharat-Latitude-E6410:~$ ls </text:p>
      <text:p text:style-name="P15">bharat <text:s text:c="10"/>Desktop <text:s text:c="3"/>Downloads <text:s text:c="8"/>Music <text:s text:c="4"/>Public <text:s text:c="2"/>Steam <text:s text:c="5"/>test.txt <text:s/>VirtualBox VMs</text:p>
      <text:p text:style-name="P15">Calibre Library <text:s/>Documents <text:s/>examples.desktop <text:s/>Pictures <text:s/>RStudio <text:s/>Templates <text:s/>Videos <text:s text:c="3"/>weblogic</text:p>
      <text:p text:style-name="P10">bharat@bharat-Latitude-E6410:~$ rm -i test.txt </text:p>
      <text:p text:style-name="P15">rm: remove regular empty file ‘test.txt’? y</text:p>
      <text:p text:style-name="P15">bharat@bharat-Latitude-E6410:~$ ls</text:p>
      <text:p text:style-name="P15">bharat <text:s text:c="10"/>Desktop <text:s text:c="3"/>Downloads <text:s text:c="8"/>Music <text:s text:c="4"/>Public <text:s text:c="2"/>Steam <text:s text:c="5"/>Videos <text:s text:c="9"/>weblogic</text:p>
      <text:p text:style-name="P10"><text:span text:style-name="T9">Calibre Library <text:s/>Documents <text:s/>examples.desktop <text:s/>Pictures <text:s/>RStudio <text:s/>Templates <text:s/>VirtualBox VMs</text:span> </text:p>
      <text:p text:style-name="P10"/>
      <text:p text:style-name="P10">rmdir</text:p>
      <text:p text:style-name="P10"/>
      <text:p text:style-name="P15">this is used to remove the directory</text:p>
      <text:p text:style-name="P10"/>
      <text:p text:style-name="P10">rm -r </text:p>
      <text:p text:style-name="P15"/>
      <text:p text:style-name="P15">removes the directory and the files/directories recursively.</text:p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8:42:50.874858187</meta:creation-date>
    <dc:date>2015-10-05T20:27:02.337758641</dc:date>
    <meta:editing-duration>PT26M4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3" meta:paragraph-count="90" meta:word-count="587" meta:character-count="4709" meta:non-whitespace-character-count="3610"/>
  </office:meta>
</office:document-meta>
</file>